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officeooo:rsid="001c6799" officeooo:paragraph-rsid="001c6799" style:font-size-asian="12pt" style:font-size-complex="12pt"/>
    </style:style>
    <style:style style:name="P2" style:family="paragraph" style:parent-style-name="Standard">
      <style:text-properties style:font-name="Liberation Serif" officeooo:rsid="001c6799" officeooo:paragraph-rsid="001c6799"/>
    </style:style>
    <style:style style:name="P3" style:family="paragraph" style:parent-style-name="Standard">
      <style:text-properties officeooo:paragraph-rsid="0022190b"/>
    </style:style>
    <style:style style:name="P4" style:family="paragraph" style:parent-style-name="Standard">
      <style:text-properties officeooo:rsid="002876b8" officeooo:paragraph-rsid="00296911"/>
    </style:style>
    <style:style style:name="P5" style:family="paragraph" style:parent-style-name="Standard">
      <style:text-properties fo:font-variant="normal" fo:text-transform="none" fo:color="#000000" style:font-name="Liberation Serif" fo:font-size="9pt" fo:letter-spacing="normal" fo:font-style="normal" fo:font-weight="normal" officeooo:rsid="001c6799" officeooo:paragraph-rsid="001c6799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53b83" officeooo:paragraph-rsid="0022190b" style:font-size-asian="10.5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76b8" officeooo:paragraph-rsid="002876b8" style:font-size-asian="10.5pt" style:font-size-complex="12pt"/>
    </style:style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22190b" style:font-size-asian="10.5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22c04f" style:font-size-asian="10.5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253b83" style:font-size-asian="10.5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296911" style:font-size-asian="10.5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2a4133" style:font-size-asian="10.5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dacbf" style:font-size-asian="10.5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: Малышенко Александр, БПИ198, вариант 18</text:p>
      <text:p text:style-name="P1"/>
      <text:p text:style-name="P2"><text:span text:style-name="T10">18 </text:span><text:span text:style-name="T11">Задача о наследстве</text:span><text:span text:style-name="T10">. У старого дона Энрике было два сына, у каждого из сыновей – еще по два сына, каждый из которых имел еще по два сына. Умирая, дон Энрике завещал все свое богатство правнукам в разных долях. Адвокат дон Хосе выполнил задачу дележа наследства в меру своих </text:span><text:span text:style-name="T2">способностей. Правнуки заподозрили адвоката в укрывательстве части наследства. Требуется создать многопоточное приложение, которое при известных сумме завещания дона Энрике и доле каждого наследника, проверяет честность адвоката. При решении использовать принцип дихотомии.</text:span><text:span text:style-name="T1"> </text:span></text:p>
      <text:p text:style-name="P5"/>
      <text:p text:style-name="P3"><text:span text:style-name="T4">На вход подается сумма дона Энрика и суммы, которые получил каждый правнук</text:span><text:span text:style-name="T5">(8 штук)</text:span><text:span text:style-name="T4">. </text:span><text:span text:style-name="T6">Алгоритм рекурсивно получает сумму, которые получили правнуки в интервале [l; r]. Сначала считается ответ для интервала [0; 7], для этого требуется посчитать ответ на интервалах [0,3], [4, 7] </text:span><text:span text:style-name="T9">в новых потоках</text:span><text:span text:style-name="T6">. Далее алгоритм ждет ответа от потоков и возвращает сумму результатов. Если l = r, то возвращается полученная сумма правнука с индексом l.</text:span></text:p>
      <text:p text:style-name="P6"/>
      <text:p text:style-name="P7">Формат входных данных:</text:p>
      <text:p text:style-name="P4"><text:span text:style-name="T4">сумма дона Энрика – </text:span><text:span text:style-name="T3">одно число</text:span></text:p>
      <text:p text:style-name="P4"><text:span text:style-name="T4">суммы, которые получил каждый правнук – </text:span><text:span text:style-name="T7">8 чисел через пробел </text:span><text:span text:style-name="T8">или новую строку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2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23:46:13.702152859</meta:creation-date>
    <meta:generator>LibreOffice/6.4.7.2$Linux_X86_64 LibreOffice_project/40$Build-2</meta:generator>
    <dc:date>2020-11-28T22:23:03.294517904</dc:date>
    <meta:editing-duration>PT9M7S</meta:editing-duration>
    <meta:editing-cycles>12</meta:editing-cycles>
    <meta:document-statistic meta:table-count="0" meta:image-count="0" meta:object-count="0" meta:page-count="1" meta:paragraph-count="6" meta:word-count="171" meta:character-count="1158" meta:non-whitespace-character-count="989"/>
  </office:meta>
</office:document-meta>
</file>